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568cm" fo:margin-left="0cm" fo:margin-right="-0.568cm" table:align="margins" style:writing-mode="lr-tb"/>
    </style:style>
    <style:style style:name="表1.A" style:family="table-column">
      <style:table-column-properties style:column-width="5.666cm" style:rel-column-width="21134*"/>
    </style:style>
    <style:style style:name="表1.B" style:family="table-column">
      <style:table-column-properties style:column-width="5.667cm" style:rel-column-width="21140*"/>
    </style:style>
    <style:style style:name="表1.C" style:family="table-column">
      <style:table-column-properties style:column-width="6.235cm" style:rel-column-width="23261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6.17cm" fo:margin-left="1.205cm" fo:margin-right="-0.374cm" table:align="margins" style:writing-mode="lr-tb"/>
    </style:style>
    <style:style style:name="表3.A" style:family="table-column">
      <style:table-column-properties style:column-width="0.794cm" style:rel-column-width="450*"/>
    </style:style>
    <style:style style:name="表3.B" style:family="table-column">
      <style:table-column-properties style:column-width="9.878cm" style:rel-column-width="5600*"/>
    </style:style>
    <style:style style:name="表3.C" style:family="table-column">
      <style:table-column-properties style:column-width="5.498cm" style:rel-column-width="3117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5" style:family="paragraph" style:parent-style-name="Text_20_body">
      <style:paragraph-properties fo:line-height="150%"/>
      <style:text-properties style:font-name="Arial" fo:font-size="14pt" fo:font-weight="normal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9" style:family="paragraph" style:parent-style-name="Text_20_body">
      <style:paragraph-properties fo:line-height="150%"/>
      <style:text-properties style:font-name="Arial" fo:font-size="14pt" fo:font-weight="normal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style:language-asian="ja" style:country-asian="JP"/>
    </style:style>
    <style:style style:name="P2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 fo:background-color="#ffcc00" style:language-asian="ja" style:country-asian="JP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5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8" style:family="text">
      <style:text-properties fo:color="#ff0000" fo:font-size="15pt" fo:background-color="#f4cccc"/>
    </style:style>
    <style:style style:name="T9" style:family="text">
      <style:text-properties fo:background-color="#ccff66"/>
    </style:style>
    <style:style style:name="T10" style:family="text">
      <style:text-properties style:language-asian="ja" style:country-asian="JP"/>
    </style:style>
    <style:style style:name="T11" style:family="text">
      <style:text-properties fo:background-color="#ffff00"/>
    </style:style>
    <style:style style:name="T12" style:family="text">
      <style:text-properties fo:background-color="#ccffcc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---------------------------------------------------------------------------</text:p>
      <text:p text:style-name="P3"><text:span text:style-name="T1">res free# JVEMV6 41#7.1_1 / 41. economics / 7. topics / 1. </text:span><text:span text:style-name="T2">日銀統計</text:span><text:span text:style-name="T1"> / </text:span><text:span text:style-name="T5">20190929_144647</text:span></text:p>
      <text:p text:style-name="P1"/>
      <text:p text:style-name="P1">[do] <text:span text:style-name="T8">#_ </text:span></text:p>
      <text:list xml:id="list6578538494951129829" text:style-name="L1">
        <text:list-item>
          <text:p text:style-name="P11">REVIEW</text:p>
        </text:list-item>
        <text:list-item>
          <text:p text:style-name="P11">TASK-1<text:span text:style-name="T10">　：日銀統計</text:span></text:p>
          <text:list>
            <text:list-item>
              <text:p text:style-name="P11"><text:a xlink:type="simple" xlink:href="https://www.boj.or.jp/statistics/boj/fm/juqf/index.htm" text:style-name="Internet_20_link" text:visited-style-name="Visited_20_Internet_20_Link">https://www.boj.or.jp/statistics/boj/fm/juqf/index.htm</text:a></text:p>
              <text:list>
                <text:list-item>
                  <text:p text:style-name="P23">「」</text:p>
                </text:list-item>
                <text:list-item>
                  <text:p text:style-name="P23">　=&gt;　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>日銀当座預金増減要因と金融調節（2019年8月実績）</text:p>
          </table:table-cell>
          <table:table-cell table:style-name="表1.A1" office:value-type="string">
            <text:p text:style-name="P1">4,036,194<text:tab/>- 3,924,273 = 111,921 <text:span text:style-name="T10">（億円）</text:span></text:p>
          </table:table-cell>
          <table:table-cell table:style-name="表1.C1" office:value-type="string">
            <text:p text:style-name="P22">11兆1,921億円</text:p>
          </table:table-cell>
        </table:table-row>
        <table:table-row>
          <table:table-cell table:style-name="表1.A2" office:value-type="string">
            <text:p text:style-name="P6">銀行券月末発行高</text:p>
          </table:table-cell>
          <table:table-cell table:style-name="表1.A2" office:value-type="string">
            <text:p text:style-name="P6">1,074,353<text:tab/>- 1,047,501 = <text:s/>26,852<text:span text:style-name="T3"> </text:span><text:span text:style-name="T4">（億円）</text:span></text:p>
          </table:table-cell>
          <table:table-cell table:style-name="表1.C2" office:value-type="string">
            <text:p text:style-name="P6">2<text:span text:style-name="T10">兆6,852億円</text:span></text:p>
          </table:table-cell>
        </table:table-row>
        <table:table-row>
          <table:table-cell table:style-name="表1.A2" office:value-type="string">
            <text:p text:style-name="P6">Ｅ <text:s text:c="6"/>Ｔ <text:s text:c="6"/>Ｆ <text:s text:c="6"/>買 <text:s text:c="6"/>入 （注７）</text:p>
          </table:table-cell>
          <table:table-cell table:style-name="表1.A2" office:value-type="string">
            <text:p text:style-name="P6">271,711 – 213,041 = 58,670<text:span text:style-name="T3"> </text:span><text:span text:style-name="T4">（億円）</text:span></text:p>
          </table:table-cell>
          <table:table-cell table:style-name="表1.C2" office:value-type="string">
            <text:p text:style-name="P6">5<text:span text:style-name="T10">兆8,670億円</text:span></text:p>
          </table:table-cell>
        </table:table-row>
      </table:table>
      <text:list xml:id="list38681870" text:continue-numbering="true" text:style-name="L1">
        <text:list-item>
          <text:list>
            <text:list-item>
              <text:list>
                <text:list-item>
                  <text:p text:style-name="P23"/>
                </text:list-item>
              </text:list>
            </text:list-item>
          </text:list>
        </text:list-item>
      </text:list>
      <text:p text:style-name="P1">[next]</text:p>
      <text:list xml:id="list758826376579089885" text:style-name="L2">
        <text:list-item>
          <text:p text:style-name="P12">TASK : ANY</text:p>
        </text:list-item>
        <text:list-item>
          <text:p text:style-name="P12">or, ETF<text:span text:style-name="T10">関連の統計　=&gt;　見てみる</text:span></text:p>
        </text:list-item>
      </text:list>
      <text:p text:style-name="P1">[further]</text:p>
      <text:list xml:id="list5584664666054959308" text:style-name="L3">
        <text:list-item>
          <text:p text:style-name="P13"/>
        </text:list-item>
      </text:list>
      <text:p text:style-name="P4"><text:line-break/><text:span text:style-name="T9">[/ 20190929_150836]</text:span></text:p>
      <text:p text:style-name="P2"/>
      <text:p text:style-name="P1">---------------------------------------------------------------------------</text:p>
      <text:p text:style-name="P3"><text:span text:style-name="T1">res free# JVEMV6 41#7.2_2 / 41. economics / 7. topics / 2. </text:span><text:span text:style-name="T2">US-capital-account</text:span><text:span text:style-name="T1"> / </text:span><text:span text:style-name="T5">20191117_182230</text:span></text:p>
      <text:p text:style-name="P1"><text:soft-page-break/></text:p>
      <text:p text:style-name="P1">[do] <text:span text:style-name="T8">#_ </text:span></text:p>
      <text:list xml:id="list4554346761730873706" text:style-name="L9">
        <text:list-item>
          <text:p text:style-name="P25"><text:span text:style-name="T6">REVIEW</text:span></text:p>
          <text:list>
            <text:list-item>
              <text:p text:style-name="P25"><text:a xlink:type="simple" xlink:href="https://tradingeconomics.com/united-states/capital-flows" text:style-name="Internet_20_link" text:visited-style-name="Visited_20_Internet_20_Link"><text:span text:style-name="T6">https://tradingeconomics.com/united-states/capital-flows</text:span></text:a></text:p>
            </text:list-item>
            <text:list-item>
              <text:p text:style-name="P25"><text:span text:style-name="T6">THOUGHTS</text:span></text:p>
              <text:list>
                <text:list-item>
                  <text:p text:style-name="P26"><text:span text:style-name="T6">米国が輸入　=&gt;　外国の財への需要 ＝ 外貨への需要↑ → ドル需要↓ = ドル安原因</text:span></text:p>
                </text:list-item>
                <text:list-item>
                  <text:p text:style-name="P25"><text:span text:style-name="T7">米国へ、外国から投資　=&gt;　米国内の資産への需要 = ドルへの需要　=&gt;　ドル需要↑ = ドル高要因</text:span></text:p>
                </text:list-item>
              </text:list>
            </text:list-item>
          </text:list>
        </text:list-item>
        <text:list-item>
          <text:p text:style-name="P25"><text:span text:style-name="T6">TASK-1</text:span></text:p>
          <text:list>
            <text:list-item>
              <text:p text:style-name="P19">read doc : <text:a xlink:type="simple" xlink:href="https://www.bea.gov/news/2019/us-international-transactions-2nd-quarter-2019" text:style-name="Internet_20_link" text:visited-style-name="Visited_20_Internet_20_Link">https://www.bea.gov/news/2019/us-international-transactions-2nd-quarter-2019</text:a></text:p>
            </text:list-item>
            <text:list-item>
              <text:p text:style-name="P19">FOUND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1"><text:span text:style-name="T10">2019年度の、米国の、</text:span><text:span text:style-name="T12">貿易収支の赤字額</text:span></text:p>
          </table:table-cell>
          <table:table-cell table:style-name="表3.C1" office:value-type="string">
            <text:p text:style-name="P22">米国GDPの、<text:span text:style-name="T11">1.04 %</text:span></text:p>
          </table:table-cell>
        </table:table-row>
        <table:table-row>
          <table:table-cell table:style-name="表3.A2" office:value-type="string">
            <text:p text:style-name="P6"/>
          </table:table-cell>
          <table:table-cell table:style-name="表3.A2" office:value-type="string">
            <text:p text:style-name="P6"><text:span text:style-name="T4"/></text:p>
          </table:table-cell>
          <table:table-cell table:style-name="表3.C2" office:value-type="string">
            <text:p text:style-name="P6"><text:span text:style-name="T10"/></text:p>
          </table:table-cell>
        </table:table-row>
      </table:table>
      <text:list xml:id="list38694749" text:continue-numbering="true" text:style-name="L9">
        <text:list-item>
          <text:list>
            <text:list-item>
              <text:p text:style-name="P19"><text:span text:style-name="T10"/></text:p>
            </text:list-item>
          </text:list>
        </text:list-item>
      </text:list>
      <text:p text:style-name="P1">[next]</text:p>
      <text:list xml:id="list1137282239466852267" text:style-name="L4">
        <text:list-item>
          <text:p text:style-name="P14">TASK : ANY</text:p>
        </text:list-item>
      </text:list>
      <text:p text:style-name="P1">[further]</text:p>
      <text:list xml:id="list2587950958580868514" text:style-name="L5">
        <text:list-item>
          <text:p text:style-name="P15"/>
        </text:list-item>
      </text:list>
      <text:p text:style-name="P4"><text:line-break/><text:span text:style-name="T9">[/ XXX]</text:span></text:p>
      <text:p text:style-name="P5"/>
      <text:p text:style-name="P2">@@@</text:p>
      <text:p text:style-name="P1">---------------------------------------------------------------------------</text:p>
      <text:p text:style-name="P3"><text:span text:style-name="T1">res free# JVEMV6 41#7.1_X / 41. economics / 7. topics / 1. </text:span><text:span text:style-name="T2">日銀統計</text:span><text:span text:style-name="T1"> / </text:span><text:span text:style-name="T5">XXX</text:span></text:p>
      <text:p text:style-name="P1"/>
      <text:p text:style-name="P1">[do] <text:span text:style-name="T8">#_ </text:span></text:p>
      <text:list xml:id="list38689523" text:continue-list="list38681870" text:style-name="L1">
        <text:list-item>
          <text:p text:style-name="P11">REVIEW</text:p>
        </text:list-item>
        <text:list-item>
          <text:p text:style-name="P11"><text:soft-page-break/>TASK-1</text:p>
          <text:list>
            <text:list-item>
              <text:p text:style-name="P11"/>
            </text:list-item>
          </text:list>
        </text:list-item>
      </text:list>
      <text:p text:style-name="P1">[next]</text:p>
      <text:list xml:id="list2700744885672260691" text:style-name="L10">
        <text:list-item>
          <text:p text:style-name="P20">TASK</text:p>
        </text:list-item>
      </text:list>
      <text:p text:style-name="P1">[further]</text:p>
      <text:list xml:id="list1391840257787775137" text:style-name="L11">
        <text:list-item>
          <text:p text:style-name="P21"/>
        </text:list-item>
      </text:list>
      <text:p text:style-name="P4"><text:line-break/><text:span text:style-name="T9">[/ XXX]</text:span></text:p>
      <text:p text:style-name="P5"/>
      <text:p text:style-name="P1"/>
      <text:p text:style-name="P1"/>
      <text:p text:style-name="P1"/>
      <text:p text:style-name="P1">------------------------------------------------ [TEMPLATE] 20190929_144420</text:p>
      <text:p text:style-name="P1">---------------------------------------------------------------------------</text:p>
      <text:p text:style-name="P3"><text:span text:style-name="T1">res free# JVEMV6 41#7.1_X / 41. economics / 7. topics / 1. </text:span><text:span text:style-name="T2">日銀統計</text:span><text:span text:style-name="T1"> / </text:span><text:span text:style-name="T5">XXX</text:span></text:p>
      <text:p text:style-name="P1"/>
      <text:p text:style-name="P1">[do] <text:span text:style-name="T8">#_ </text:span></text:p>
      <text:list xml:id="list38688547" text:continue-list="list38689523" text:style-name="L1">
        <text:list-item>
          <text:p text:style-name="P11">REVIEW</text:p>
        </text:list-item>
        <text:list-item>
          <text:p text:style-name="P11">TASK-1</text:p>
          <text:list>
            <text:list-item>
              <text:p text:style-name="P11"/>
            </text:list-item>
          </text:list>
        </text:list-item>
      </text:list>
      <text:p text:style-name="P1">[next]</text:p>
      <text:list xml:id="list2128045669143103744" text:style-name="L6">
        <text:list-item>
          <text:p text:style-name="P16">TASK</text:p>
        </text:list-item>
      </text:list>
      <text:p text:style-name="P1">[further]</text:p>
      <text:list xml:id="list1287359744671959677" text:style-name="L7">
        <text:list-item>
          <text:p text:style-name="P17"/>
        </text:list-item>
      </text:list>
      <text:p text:style-name="P4"><text:line-break/><text:span text:style-name="T9">[/ XXX]</text:span></text:p>
      <text:p text:style-name="P5"/>
      <text:p text:style-name="P5"/>
      <text:p text:style-name="P5"><text:soft-page-break/></text:p>
      <text:p text:style-name="P1">/------------------------------------------------ [TEMPLATE] 20190929_144420 /</text:p>
      <text:p text:style-name="P1">------------------------------------------------------------- [DOCS] 20190929_144435</text:p>
      <text:p text:style-name="P1"/>
      <text:p text:style-name="P1"/>
      <text:p text:style-name="P1">/ ------------------------------------------------------------- [DOCS] 20190929_144435 /</text:p>
      <text:p text:style-name="P1">------------------------------------------------- [steps : closing] 20190929_151414</text:p>
      <text:list xml:id="list5033257889825474106" text:style-name="L8">
        <text:list-item>
          <text:p text:style-name="P18">email</text:p>
          <text:list>
            <text:list-item>
              <text:p text:style-name="P18">C/P → texts</text:p>
            </text:list-item>
            <text:list-item>
              <text:p text:style-name="P18">mind map ==&gt; append to email</text:p>
            </text:list-item>
            <text:list-item>
              <text:p text:style-name="P18">send</text:p>
            </text:list-item>
          </text:list>
        </text:list-item>
        <text:list-item>
          <text:p text:style-name="P18">close apps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taskkill /f /im javaw.exe</text:p>
          </table:table-cell>
        </table:table-row>
        <table:table-row>
          <table:table-cell table:style-name="表2.A2" office:value-type="string">
            <text:p text:style-name="P1">taskkill /f /im soffice.bin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8703723" text:continue-numbering="true" text:style-name="L8">
        <text:list-item>
          <text:list>
            <text:list-item>
              <text:p text:style-name="P18">folders</text:p>
            </text:list-item>
            <text:list-item>
              <text:p text:style-name="P18">web pages</text:p>
            </text:list-item>
          </text:list>
        </text:list-item>
      </text:list>
      <text:p text:style-name="P1">/ ------------------------------------------------- [steps : closing] 20190929_151414 /</text:p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9T14:43:59.43</meta:creation-date>
    <dc:date>2019-11-17T18:48:23.60</dc:date>
    <dc:creator>iwabuchi ken</dc:creator>
    <meta:editing-duration>PT1H11M31S</meta:editing-duration>
    <meta:editing-cycles>13</meta:editing-cycles>
    <meta:generator>OpenOffice/4.1.3$Win32 OpenOffice.org_project/413m1$Build-9783</meta:generator>
    <meta:document-statistic meta:table-count="3" meta:image-count="0" meta:object-count="0" meta:page-count="4" meta:paragraph-count="75" meta:word-count="406" meta:character-count="2117"/>
  </office:meta>
</office:document-meta>
</file>